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cision_5" table:style-name="ta1">
        <table:shapes>
          <draw:frame draw:z-index="0" draw:style-name="gr1" draw:text-style-name="P1" svg:width="214.57mm" svg:height="123.77mm" svg:x="1.1mm" svg:y="154.33mm">
            <loext:p draw:notify-on-update-of-ranges="precision_5.A2:precision_5.A6 precision_5.B1:precision_5.B1 precision_5.B2:precision_5.B6 precision_5.C1:precision_5.C1 precision_5.C2:precision_5.C6 precision_5.D1:precision_5.D1 precision_5.D2:precision_5.D6 precision_5.E1:precision_5.E1 precision_5.E2:precision_5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3.87mm" svg:height="124.94mm" svg:x="262.35mm" svg:y="63.72mm">
            <loext:p draw:notify-on-update-of-ranges="precision_5.G2:precision_5.G6 precision_5.H1:precision_5.H1 precision_5.H2:precision_5.H6 precision_5.I1:precision_5.I1 precision_5.I2:precision_5.I6 precision_5.J1:precision_5.J1 precision_5.J2:precision_5.J6 precision_5.K1:precision_5.K1 precision_5.K2:precision_5.K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Interpolação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mputação</text:p>
          </table:table-cell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Interpolação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mputação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62.9258517034068" calcext:value-type="float">
            <text:p>62,9258517034</text:p>
          </table:table-cell>
          <table:table-cell table:number-columns-repeated="2" office:value-type="float" office:value="63.8036809815951" calcext:value-type="float">
            <text:p>63,8036809816</text:p>
          </table:table-cell>
          <table:table-cell office:value-type="float" office:value="58.1005586592179" calcext:value-type="float">
            <text:p>58,1005586592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63.1221719457014" calcext:value-type="float">
            <text:p>63,1221719457</text:p>
          </table:table-cell>
          <table:table-cell office:value-type="float" office:value="63.8603696098563" calcext:value-type="float">
            <text:p>63,8603696099</text:p>
          </table:table-cell>
          <table:table-cell office:value-type="float" office:value="62.8571428571429" calcext:value-type="float">
            <text:p>62,8571428571</text:p>
          </table:table-cell>
          <table:table-cell office:value-type="float" office:value="36.4963503649635" calcext:value-type="float">
            <text:p>36,496350365</text:p>
          </table:table-cell>
        </table:table-row>
        <table:table-row table:style-name="ro1">
          <table:table-cell office:value-type="string" calcext:value-type="string">
            <text:p>DSCAN</text:p>
          </table:table-cell>
          <table:table-cell office:value-type="float" office:value="87.5" calcext:value-type="float">
            <text:p>87,5</text:p>
          </table:table-cell>
          <table:table-cell office:value-type="float" office:value="91.2133891213389" calcext:value-type="float">
            <text:p>91,2133891213</text:p>
          </table:table-cell>
          <table:table-cell office:value-type="float" office:value="90.4977375565611" calcext:value-type="float">
            <text:p>90,4977375566</text:p>
          </table:table-cell>
          <table:table-cell office:value-type="float" office:value="56.0975609756098" calcext:value-type="float">
            <text:p>56,0975609756</text:p>
          </table:table-cell>
          <table:table-cell/>
          <table:table-cell office:value-type="string" calcext:value-type="string">
            <text:p>DSCAN</text:p>
          </table:table-cell>
          <table:table-cell office:value-type="float" office:value="68.1003584229391" calcext:value-type="float">
            <text:p>68,1003584229</text:p>
          </table:table-cell>
          <table:table-cell office:value-type="float" office:value="92.1465968586388" calcext:value-type="float">
            <text:p>92,1465968586</text:p>
          </table:table-cell>
          <table:table-cell office:value-type="float" office:value="68.5714285714286" calcext:value-type="float">
            <text:p>68,5714285714</text:p>
          </table:table-cell>
          <table:table-cell office:value-type="float" office:value="25.6787330316742" calcext:value-type="float">
            <text:p>25,6787330317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float" office:value="70.8955223880597" calcext:value-type="float">
            <text:p>70,8955223881</text:p>
          </table:table-cell>
          <table:table-cell office:value-type="float" office:value="75.1937984496124" calcext:value-type="float">
            <text:p>75,1937984496</text:p>
          </table:table-cell>
          <table:table-cell office:value-type="float" office:value="72.3237597911227" calcext:value-type="float">
            <text:p>72,3237597911</text:p>
          </table:table-cell>
          <table:table-cell office:value-type="float" office:value="60.0660066006601" calcext:value-type="float">
            <text:p>60,0660066007</text:p>
          </table:table-cell>
          <table:table-cell/>
          <table:table-cell office:value-type="string" calcext:value-type="string">
            <text:p>FCM</text:p>
          </table:table-cell>
          <table:table-cell office:value-type="float" office:value="69.5544554455446" calcext:value-type="float">
            <text:p>69,5544554455</text:p>
          </table:table-cell>
          <table:table-cell office:value-type="float" office:value="71.571072319202" calcext:value-type="float">
            <text:p>71,5710723192</text:p>
          </table:table-cell>
          <table:table-cell office:value-type="float" office:value="68.3720930232558" calcext:value-type="float">
            <text:p>68,3720930233</text:p>
          </table:table-cell>
          <table:table-cell office:value-type="float" office:value="29.7297297297297" calcext:value-type="float">
            <text:p>29,7297297297</text:p>
          </table:table-cell>
        </table:table-row>
        <table:table-row table:style-name="ro1">
          <table:table-cell office:value-type="string" calcext:value-type="string">
            <text:p>G-Means</text:p>
          </table:table-cell>
          <table:table-cell office:value-type="float" office:value="72.25" calcext:value-type="float">
            <text:p>72,25</text:p>
          </table:table-cell>
          <table:table-cell office:value-type="float" office:value="75.130890052356" calcext:value-type="float">
            <text:p>75,1308900524</text:p>
          </table:table-cell>
          <table:table-cell office:value-type="float" office:value="72.3039215686275" calcext:value-type="float">
            <text:p>72,3039215686</text:p>
          </table:table-cell>
          <table:table-cell office:value-type="float" office:value="60.6330365974283" calcext:value-type="float">
            <text:p>60,6330365974</text:p>
          </table:table-cell>
          <table:table-cell/>
          <table:table-cell office:value-type="string" calcext:value-type="string">
            <text:p>G-Means</text:p>
          </table:table-cell>
          <table:table-cell office:value-type="float" office:value="69.0647482014388" calcext:value-type="float">
            <text:p>69,0647482014</text:p>
          </table:table-cell>
          <table:table-cell office:value-type="float" office:value="72.8179551122195" calcext:value-type="float">
            <text:p>72,8179551122</text:p>
          </table:table-cell>
          <table:table-cell office:value-type="float" office:value="67.3758865248227" calcext:value-type="float">
            <text:p>67,3758865248</text:p>
          </table:table-cell>
          <table:table-cell office:value-type="float" office:value="29.1479820627803" calcext:value-type="float">
            <text:p>29,1479820628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64.9269311064718" calcext:value-type="float">
            <text:p>64,9269311065</text:p>
          </table:table-cell>
          <table:table-cell office:value-type="float" office:value="63.508064516129" calcext:value-type="float">
            <text:p>63,5080645161</text:p>
          </table:table-cell>
          <table:table-cell office:value-type="float" office:value="64.6569646569647" calcext:value-type="float">
            <text:p>64,656964657</text:p>
          </table:table-cell>
          <table:table-cell office:value-type="float" office:value="58.3580613254204" calcext:value-type="float">
            <text:p>58,3580613254</text:p>
          </table:table-cell>
          <table:table-cell/>
          <table:table-cell office:value-type="string" calcext:value-type="string">
            <text:p>K-Means</text:p>
          </table:table-cell>
          <table:table-cell office:value-type="float" office:value="65.5328798185941" calcext:value-type="float">
            <text:p>65,5328798186</text:p>
          </table:table-cell>
          <table:table-cell office:value-type="float" office:value="66.5943600867679" calcext:value-type="float">
            <text:p>66,5943600868</text:p>
          </table:table-cell>
          <table:table-cell office:value-type="float" office:value="64.3605870020964" calcext:value-type="float">
            <text:p>64,3605870021</text:p>
          </table:table-cell>
          <table:table-cell office:value-type="float" office:value="31.0810810810811" calcext:value-type="float">
            <text:p>31,0810810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7:20:11.614479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8:08:45.301611778</dc:date>
    <meta:editing-duration>PT13M12S</meta:editing-duration>
    <meta:editing-cycles>2</meta:editing-cycles>
    <meta:generator>LibreOffice/5.1.6.2$Linux_X86_64 LibreOffice_project/10m0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58cm" svg:height="12.378cm" xlink:href=".." xlink:type="simple" chart:class="chart:bar" chart:style-name="ch1">
        <chart:legend svg:x="18.581cm" svg:y="0.099cm" style:legend-expansion="custom" chartooo:width="2.658cm" chartooo:height="2.131cm" style:legend-expansion-aspect-ratio="1.24730173627405" chart:style-name="ch2"/>
        <chart:plot-area chart:style-name="ch3" table:cell-range-address="precision_5.A1:precision_5.E6" chart:data-source-has-labels="both" svg:x="0.429cm" svg:y="0.247cm" svg:width="20.6cm" svg:height="11.8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36cm" svg:y="0.259cm" svg:width="19.793cm" svg:height="11.2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recision_5.A2:precision_5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recision_5.B2:precision_5.B6" chart:label-cell-address="precision_5.B1:precision_5.B1" chart:class="chart:bar">
            <chart:data-point chart:repeated="5"/>
          </chart:series>
          <chart:series chart:style-name="ch9" chart:values-cell-range-address="precision_5.C2:precision_5.C6" chart:label-cell-address="precision_5.C1:precision_5.C1" chart:class="chart:bar">
            <chart:data-point chart:repeated="5"/>
          </chart:series>
          <chart:series chart:style-name="ch10" chart:values-cell-range-address="precision_5.D2:precision_5.D6" chart:label-cell-address="precision_5.D1:precision_5.D1" chart:class="chart:bar">
            <chart:data-point chart:repeated="5"/>
          </chart:series>
          <chart:series chart:style-name="ch11" chart:values-cell-range-address="precision_5.E2:precision_5.E6" chart:label-cell-address="precision_5.E1:precision_5.E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precision_5.B1:precision_5.B1</svg:desc>
                </draw:g>
              </table:table-cell>
              <table:table-cell office:value-type="string">
                <text:p>Interpolação</text:p>
                <draw:g>
                  <svg:desc>precision_5.C1:precision_5.C1</svg:desc>
                </draw:g>
              </table:table-cell>
              <table:table-cell office:value-type="string">
                <text:p>KNN</text:p>
                <draw:g>
                  <svg:desc>precision_5.D1:precision_5.D1</svg:desc>
                </draw:g>
              </table:table-cell>
              <table:table-cell office:value-type="string">
                <text:p>Amputação</text:p>
                <draw:g>
                  <svg:desc>precision_5.E1:precision_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</text:p>
                <draw:g>
                  <svg:desc>precision_5.A2:precision_5.A6</svg:desc>
                </draw:g>
              </table:table-cell>
              <table:table-cell office:value-type="float" office:value="62.9258517034068">
                <text:p>62.9258517034068</text:p>
                <draw:g>
                  <svg:desc>precision_5.B2:precision_5.B6</svg:desc>
                </draw:g>
              </table:table-cell>
              <table:table-cell office:value-type="float" office:value="63.8036809815951">
                <text:p>63.8036809815951</text:p>
                <draw:g>
                  <svg:desc>precision_5.C2:precision_5.C6</svg:desc>
                </draw:g>
              </table:table-cell>
              <table:table-cell office:value-type="float" office:value="63.8036809815951">
                <text:p>63.8036809815951</text:p>
                <draw:g>
                  <svg:desc>precision_5.D2:precision_5.D6</svg:desc>
                </draw:g>
              </table:table-cell>
              <table:table-cell office:value-type="float" office:value="58.1005586592179">
                <text:p>58.1005586592179</text:p>
                <draw:g>
                  <svg:desc>precision_5.E2:precision_5.E6</svg:desc>
                </draw:g>
              </table:table-cell>
            </table:table-row>
            <table:table-row>
              <table:table-cell office:value-type="string">
                <text:p>DSCAN</text:p>
              </table:table-cell>
              <table:table-cell office:value-type="float" office:value="87.5">
                <text:p>87.5</text:p>
              </table:table-cell>
              <table:table-cell office:value-type="float" office:value="91.2133891213389">
                <text:p>91.2133891213389</text:p>
              </table:table-cell>
              <table:table-cell office:value-type="float" office:value="90.4977375565611">
                <text:p>90.4977375565611</text:p>
              </table:table-cell>
              <table:table-cell office:value-type="float" office:value="56.0975609756098">
                <text:p>56.0975609756098</text:p>
              </table:table-cell>
            </table:table-row>
            <table:table-row>
              <table:table-cell office:value-type="string">
                <text:p>FCM</text:p>
              </table:table-cell>
              <table:table-cell office:value-type="float" office:value="70.8955223880597">
                <text:p>70.8955223880597</text:p>
              </table:table-cell>
              <table:table-cell office:value-type="float" office:value="75.1937984496124">
                <text:p>75.1937984496124</text:p>
              </table:table-cell>
              <table:table-cell office:value-type="float" office:value="72.3237597911227">
                <text:p>72.3237597911227</text:p>
              </table:table-cell>
              <table:table-cell office:value-type="float" office:value="60.0660066006601">
                <text:p>60.0660066006601</text:p>
              </table:table-cell>
            </table:table-row>
            <table:table-row>
              <table:table-cell office:value-type="string">
                <text:p>G-Means</text:p>
              </table:table-cell>
              <table:table-cell office:value-type="float" office:value="72.25">
                <text:p>72.25</text:p>
              </table:table-cell>
              <table:table-cell office:value-type="float" office:value="75.130890052356">
                <text:p>75.130890052356</text:p>
              </table:table-cell>
              <table:table-cell office:value-type="float" office:value="72.3039215686275">
                <text:p>72.3039215686275</text:p>
              </table:table-cell>
              <table:table-cell office:value-type="float" office:value="60.6330365974283">
                <text:p>60.6330365974283</text:p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64.9269311064718">
                <text:p>64.9269311064718</text:p>
              </table:table-cell>
              <table:table-cell office:value-type="float" office:value="63.508064516129">
                <text:p>63.508064516129</text:p>
              </table:table-cell>
              <table:table-cell office:value-type="float" office:value="64.6569646569647">
                <text:p>64.6569646569647</text:p>
              </table:table-cell>
              <table:table-cell office:value-type="float" office:value="58.3580613254204">
                <text:p>58.3580613254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88cm" svg:height="12.495cm" xlink:href=".." xlink:type="simple" chart:class="chart:bar" chart:style-name="ch1">
        <chart:legend svg:x="19.764cm" svg:y="0.106cm" style:legend-expansion="custom" chartooo:width="2.438cm" chartooo:height="2.09cm" style:legend-expansion-aspect-ratio="1.16650717703349" chart:style-name="ch2"/>
        <chart:plot-area chart:style-name="ch3" table:cell-range-address="precision_5.G1:precision_5.K6" chart:data-source-has-labels="both" svg:x="0.447cm" svg:y="0.249cm" svg:width="21.494cm" svg:height="11.9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53cm" svg:y="0.263cm" svg:width="20.688cm" svg:height="11.3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recision_5.G2:precision_5.G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recision_5.H2:precision_5.H6" chart:label-cell-address="precision_5.H1:precision_5.H1" chart:class="chart:bar">
            <chart:data-point chart:repeated="5"/>
          </chart:series>
          <chart:series chart:style-name="ch9" chart:values-cell-range-address="precision_5.I2:precision_5.I6" chart:label-cell-address="precision_5.I1:precision_5.I1" chart:class="chart:bar">
            <chart:data-point chart:repeated="5"/>
          </chart:series>
          <chart:series chart:style-name="ch10" chart:values-cell-range-address="precision_5.J2:precision_5.J6" chart:label-cell-address="precision_5.J1:precision_5.J1" chart:class="chart:bar">
            <chart:data-point chart:repeated="5"/>
          </chart:series>
          <chart:series chart:style-name="ch11" chart:values-cell-range-address="precision_5.K2:precision_5.K6" chart:label-cell-address="precision_5.K1:precision_5.K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precision_5.H1:precision_5.H1</svg:desc>
                </draw:g>
              </table:table-cell>
              <table:table-cell office:value-type="string">
                <text:p>Interpolação</text:p>
                <draw:g>
                  <svg:desc>precision_5.I1:precision_5.I1</svg:desc>
                </draw:g>
              </table:table-cell>
              <table:table-cell office:value-type="string">
                <text:p>KNN</text:p>
                <draw:g>
                  <svg:desc>precision_5.J1:precision_5.J1</svg:desc>
                </draw:g>
              </table:table-cell>
              <table:table-cell office:value-type="string">
                <text:p>Amputação</text:p>
                <draw:g>
                  <svg:desc>precision_5.K1:precision_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</text:p>
                <draw:g>
                  <svg:desc>precision_5.G2:precision_5.G6</svg:desc>
                </draw:g>
              </table:table-cell>
              <table:table-cell office:value-type="float" office:value="63.1221719457014">
                <text:p>63.1221719457014</text:p>
                <draw:g>
                  <svg:desc>precision_5.H2:precision_5.H6</svg:desc>
                </draw:g>
              </table:table-cell>
              <table:table-cell office:value-type="float" office:value="63.8603696098563">
                <text:p>63.8603696098563</text:p>
                <draw:g>
                  <svg:desc>precision_5.I2:precision_5.I6</svg:desc>
                </draw:g>
              </table:table-cell>
              <table:table-cell office:value-type="float" office:value="62.8571428571429">
                <text:p>62.8571428571429</text:p>
                <draw:g>
                  <svg:desc>precision_5.J2:precision_5.J6</svg:desc>
                </draw:g>
              </table:table-cell>
              <table:table-cell office:value-type="float" office:value="36.4963503649635">
                <text:p>36.4963503649635</text:p>
                <draw:g>
                  <svg:desc>precision_5.K2:precision_5.K6</svg:desc>
                </draw:g>
              </table:table-cell>
            </table:table-row>
            <table:table-row>
              <table:table-cell office:value-type="string">
                <text:p>DSCAN</text:p>
              </table:table-cell>
              <table:table-cell office:value-type="float" office:value="68.1003584229391">
                <text:p>68.1003584229391</text:p>
              </table:table-cell>
              <table:table-cell office:value-type="float" office:value="92.1465968586388">
                <text:p>92.1465968586388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25.6787330316742">
                <text:p>25.6787330316742</text:p>
              </table:table-cell>
            </table:table-row>
            <table:table-row>
              <table:table-cell office:value-type="string">
                <text:p>FCM</text:p>
              </table:table-cell>
              <table:table-cell office:value-type="float" office:value="69.5544554455446">
                <text:p>69.5544554455446</text:p>
              </table:table-cell>
              <table:table-cell office:value-type="float" office:value="71.571072319202">
                <text:p>71.571072319202</text:p>
              </table:table-cell>
              <table:table-cell office:value-type="float" office:value="68.3720930232558">
                <text:p>68.3720930232558</text:p>
              </table:table-cell>
              <table:table-cell office:value-type="float" office:value="29.7297297297297">
                <text:p>29.7297297297297</text:p>
              </table:table-cell>
            </table:table-row>
            <table:table-row>
              <table:table-cell office:value-type="string">
                <text:p>G-Means</text:p>
              </table:table-cell>
              <table:table-cell office:value-type="float" office:value="69.0647482014388">
                <text:p>69.0647482014388</text:p>
              </table:table-cell>
              <table:table-cell office:value-type="float" office:value="72.8179551122195">
                <text:p>72.8179551122195</text:p>
              </table:table-cell>
              <table:table-cell office:value-type="float" office:value="67.3758865248227">
                <text:p>67.3758865248227</text:p>
              </table:table-cell>
              <table:table-cell office:value-type="float" office:value="29.1479820627803">
                <text:p>29.1479820627803</text:p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65.5328798185941">
                <text:p>65.5328798185941</text:p>
              </table:table-cell>
              <table:table-cell office:value-type="float" office:value="66.5943600867679">
                <text:p>66.5943600867679</text:p>
              </table:table-cell>
              <table:table-cell office:value-type="float" office:value="64.3605870020964">
                <text:p>64.3605870020964</text:p>
              </table:table-cell>
              <table:table-cell office:value-type="float" office:value="31.0810810810811">
                <text:p>31.08108108108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